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3"/>
    <style:style style:name="P2" style:family="paragraph" style:parent-style-name="Standard" style:list-style-name="L4"/>
    <style:style style:name="P3" style:family="paragraph" style:parent-style-name="Standard" style:list-style-name="L4">
      <style:text-properties fo:font-style="italic" style:font-style-asian="italic" style:font-style-complex="italic"/>
    </style:style>
    <style:style style:name="P4" style:family="paragraph" style:parent-style-name="Standard" style:list-style-name="L5">
      <style:text-properties fo:font-style="italic" style:font-style-asian="italic" style:font-style-complex="italic"/>
    </style:style>
    <style:style style:name="P5" style:family="paragraph" style:parent-style-name="Standard">
      <style:text-properties fo:font-style="normal" style:font-style-asian="normal" style:font-style-complex="normal"/>
    </style:style>
    <style:style style:name="P6" style:family="paragraph" style:parent-style-name="Standard" style:list-style-name="L4">
      <style:text-properties fo:font-style="normal" style:font-style-asian="normal" style:font-style-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ize="18pt" fo:font-style="normal" fo:font-weight="bold" style:font-size-asian="18pt" style:font-style-asian="normal" style:font-weight-asian="bold" style:font-size-complex="18pt" style:font-style-complex="normal" style:font-weight-complex="bold"/>
    </style:style>
    <style:style style:name="P9"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list-style-name="L10">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list-style-name="L12">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list-style-name="L14">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list-style-name="L7">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9">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12">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13">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16">
      <style:text-properties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18">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19">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20">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22">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23">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25" style:family="paragraph" style:parent-style-name="Standard" style:list-style-name="L10">
      <style:text-properties fo:font-size="12pt" fo:font-style="italic" fo:font-weight="bold" style:font-size-asian="12pt" style:font-style-asian="italic" style:font-weight-asian="bold" style:font-size-complex="12pt" style:font-style-complex="italic" style:font-weight-complex="bold"/>
    </style:style>
    <style:style style:name="P26" style:family="paragraph" style:parent-style-name="Standard" style:list-style-name="L11">
      <style:text-propertie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list-style-name="L22">
      <style:text-properties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Standard">
      <style:paragraph-properties fo:break-before="page"/>
      <style:text-properties fo:font-size="18pt" fo:font-style="normal" fo:font-weight="bold" style:font-size-asian="18pt" style:font-style-asian="normal" style:font-weight-asian="bold" style:font-size-complex="18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Core design tenets:</text:span></text:p>
      <text:list xml:id="list3453717213931525893" text:style-name="L5">
        <text:list-item>
          <text:p text:style-name="P4"><text:span text:style-name="T1">Simple, elegant, and quick to understand</text:span></text:p>
        </text:list-item>
        <text:list-item>
          <text:p text:style-name="P4"><text:span text:style-name="T1">Exciting things happen as often as possible</text:span></text:p>
        </text:list-item>
        <text:list-item>
          <text:p text:style-name="P4"><text:span text:style-name="T1">Battles are over quickly and decisively (5 – 10 mins)</text:span></text:p>
        </text:list-item>
      </text:list>
      <text:p text:style-name="Standard"><text:span text:style-name="T1"/></text:p>
      <text:p text:style-name="Standard"><text:span text:style-name="T1">Setup:</text:span></text:p>
      <text:list xml:id="list8761515991141608825" text:style-name="L3">
        <text:list-item>
          <text:p text:style-name="P1">Non-player vehicles and characters are placed in predetermined places on the road grid according to the scenario (race vs hijacking etc.)</text:p>
        </text:list-item>
        <text:list-item>
          <text:p text:style-name="P1">The player has a specified zone on the road grid into which they can place their vehicles (e.g. the 'bottom' row of the grid)</text:p>
        </text:list-item>
        <text:list-item>
          <text:p text:style-name="P1">Once the vehicles are placed, the player can place all their characters into any locations on their vehicles - the only rule is that each vehicle must start with a driver</text:p>
        </text:list-item>
        <text:list-item>
          <text:p text:style-name="P1">The player also starts each battle with a set number of Nitro tokens<text:line-break/></text:p>
        </text:list-item>
      </text:list>
      <text:p text:style-name="Standard"><text:span text:style-name="T1">Turn order and actions:</text:span></text:p>
      <text:list xml:id="list34340667" text:continue-numbering="true" text:style-name="L3">
        <text:list-item>
          <text:p text:style-name="P1">The order in which teams take their turn is determined at the start of battle - the teams go in order according to the average SPEED stat of each of their characters, with the 'fastest' team going first</text:p>
        </text:list-item>
        <text:list-item>
          <text:p text:style-name="P1">Each entire 'team' takes every action their characters have before the next team gets their turn</text:p>
        </text:list-item>
        <text:list-item>
          <text:p text:style-name="P1">During their team's turn, each character can perform two actions - this can be done in any order, and the team controller can jump back and forth between characters while using up all their team's actions (e.g. Big John takes an action, then Little Bill, then Big John again)</text:p>
        </text:list-item>
        <text:list-item>
          <text:p text:style-name="P1">Once all actions have been taken, it's the turn of the next team</text:p>
        </text:list-item>
        <text:list-item>
          <text:p text:style-name="P1">Once all teams have completed their actions for the turn, all environmental actions occur (driverless cars drifting backwards etc.) - this is always at the very end of the turn</text:p>
        </text:list-item>
      </text:list>
      <text:p text:style-name="Standard"><text:span text:style-name="T1"/></text:p>
      <text:p text:style-name="Standard"><text:span text:style-name="T1">Nitro Tokens:</text:span></text:p>
      <text:list xml:id="list1386144947426988923" text:style-name="L4">
        <text:list-item>
          <text:p text:style-name="P2"><text:span text:style-name="T2">A special ability granted to the player-controlled team and intended to give them an edge in battles</text:span></text:p>
        </text:list-item>
        <text:list-item>
          <text:p text:style-name="P2"><text:span text:style-name="T2">The player is given a set number of tokens at the beginning of every battle</text:span></text:p>
          <text:list>
            <text:list-item>
              <text:p text:style-name="P3"><text:span text:style-name="T2">How is this number determined?</text:span></text:p>
            </text:list-item>
          </text:list>
        </text:list-item>
        <text:list-item>
          <text:p text:style-name="P6"><text:span text:style-name="T2">Before any dice roll that involves the dice of a player-controlled character or vehicle, the player can choose to spend a one Nitro Token in order to give their rolls 'exploding' successes (every success rolled adds another dice to roll, if this one rolls a success than another is added to the pool, and so on until no more successes are rolled)</text:span></text:p>
        </text:list-item>
      </text:list>
      <text:p text:style-name="P5"><text:span text:style-name="T2"/></text:p>
      <text:p text:style-name="P7"><text:span text:style-name="T1"/></text:p>
      <text:p text:style-name="P28">Character Stats</text:p>
      <text:list xml:id="list7883522189506118095" text:style-name="L12">
        <text:list-item>
          <text:p text:style-name="P16"><text:span text:style-name="T1">Health</text:span> – how physically tough the character is, when subtracted to zero the character is out of the battle</text:p>
        </text:list-item>
        <text:list-item>
          <text:p text:style-name="P16"><text:span text:style-name="T1">Speed</text:span> – how fast the character can move + how quick their reflexes are, the most important stat for drivers</text:p>
        </text:list-item>
        <text:list-item>
          <text:p text:style-name="P16"><text:span text:style-name="T1">Weight</text:span> – how physically powerful the character is in melee combat, the most important stat for brawlers</text:p>
        </text:list-item>
        <text:list-item>
          <text:p text:style-name="P16"><text:span text:style-name="T1">Tech</text:span> – how good the character is at using and repairing technology, the most important stat for engineers + mounted weapon users + how much armor they're wearing to protect against ranged weapons</text:p>
        </text:list-item>
      </text:list>
      <text:p text:style-name="P13"/>
      <text:p text:style-name="P13"/>
      <text:p text:style-name="P8">Vehicle Stats</text:p>
      <text:list xml:id="list34332090" text:continue-numbering="true" text:style-name="L12">
        <text:list-item>
          <text:p text:style-name="P16"><text:span text:style-name="T1">Health</text:span> – how physically tough the vehicle is, when subtracted to zero the vehicle will either be disabled or become a wreck</text:p>
        </text:list-item>
        <text:list-item>
          <text:p text:style-name="P16"><text:span text:style-name="T1">Speed</text:span> – how fast the vehicle can maneuver</text:p>
        </text:list-item>
        <text:list-item>
          <text:p text:style-name="P11">Weight – <text:span text:style-name="T2">how heavy the vehicle is and how much ramming damage it does</text:span></text:p>
        </text:list-item>
        <text:list-item>
          <text:p text:style-name="P11">Tech<text:span text:style-name="T2"> – how much armor the vehicle has to protect against ranged weapons</text:span></text:p>
        </text:list-item>
      </text:list>
      <text:p text:style-name="P28">Character Actions</text:p>
      <text:p text:style-name="P9">Move:</text:p>
      <text:list xml:id="list990139891518740996" text:style-name="L7">
        <text:list-item>
          <text:p text:style-name="P14">Move between vehicle locations – the max number of locations traversed using a single Move action is equal to the SPEED stat of the character</text:p>
        </text:list-item>
        <text:list-item>
          <text:p text:style-name="P14">Cannot move through locations occupied by enemy characters, but can move through those occupied by friendly characters as long as the mover ends their action in an empty location</text:p>
        </text:list-item>
        <text:list-item>
          <text:p text:style-name="P14">If the character finishes their move on an exterior vehicle location they gain the 'EXPOSED' status – this is removed if they are no longer on the exterior</text:p>
        </text:list-item>
      </text:list>
      <text:p text:style-name="P13"/>
      <text:p text:style-name="P9">Brace:</text:p>
      <text:list xml:id="list6754342337136134816" text:style-name="L9">
        <text:list-item>
          <text:p text:style-name="P15">Removes the EXPOSED status if the character currently has it</text:p>
        </text:list-item>
        <text:list-item>
          <text:p text:style-name="P15">Gives the character the BRACED status</text:p>
        </text:list-item>
        <text:list-item>
          <text:p text:style-name="P15">This protects them against being pushed, attacked with ranged weapons, or thrown off their vehicle</text:p>
        </text:list-item>
      </text:list>
      <text:p text:style-name="P13"/>
      <text:p text:style-name="P9">Leap:</text:p>
      <text:list xml:id="list7398254875674433220" text:style-name="L10">
        <text:list-item>
          <text:p text:style-name="P25"><text:span text:style-name="T2">Must be hanging on one of the sides of a vehicle in order to Leap</text:span></text:p>
        </text:list-item>
        <text:list-item>
          <text:p text:style-name="P25"><text:span text:style-name="T2">This vehicle must also be cardinally adjacent to another vehicle on the Road Grid on the same side that the character is hanging on (e.g. If the character is hanging on the right side of the vehicle, there must be another vehicle directly to the right that they can leap to)</text:span></text:p>
        </text:list-item>
        <text:list-item>
          <text:p text:style-name="P10"><text:span text:style-name="T2">If both of the above conditions are met, the character can Leap to any location of their choosing that's empty on the closest side of the vehicle (e.g. In the previous example, the character can pick any empty location on the left side of the target vehicle to Leap to)</text:span></text:p>
        </text:list-item>
      </text:list>
      <text:p text:style-name="P9"><text:span text:style-name="T2"/></text:p>
      <text:p text:style-name="P9">Attack:</text:p>
      <text:p text:style-name="P9"/>
      <text:p text:style-name="P9">Shove:</text:p>
      <text:p text:style-name="P9"/>
      <text:p text:style-name="P9">Repair:</text:p>
      <text:list xml:id="list4003260881320651551" text:style-name="L11">
        <text:list-item>
          <text:p text:style-name="P26">Must be occupying the Engine location of a vehicle</text:p>
        </text:list-item>
      </text:list>
      <text:p text:style-name="P13"/>
      <text:p text:style-name="P9">Fire ranged weapon:</text:p>
      <text:list xml:id="list94318176574313396" text:style-name="L22">
        <text:list-item>
          <text:p text:style-name="P27">Must be occupying the weapon location</text:p>
        </text:list-item>
        <text:list-item>
          <text:p text:style-name="P22">Can be fired at a vehicle or a character within the specified weapon range on the Road Grid</text:p>
        </text:list-item>
        <text:list-item>
          <text:p text:style-name="P22">Can fire at vehicle the weapon is mounted on and characters on that vehicle</text:p>
        </text:list-item>
        <text:list-item>
          <text:p text:style-name="P22">Can't be fired at a vehicle/char that is being blocked by another vehicle</text:p>
        </text:list-item>
      </text:list>
      <text:p text:style-name="P9"><text:s/></text:p>
      <text:p text:style-name="P9">Wait: <text:span text:style-name="T2">spends an action doing nothing</text:span></text:p>
      <text:p text:style-name="P9"><text:span text:style-name="T2"/></text:p>
      <text:p text:style-name="P28">Vehicle Actions</text:p>
      <text:p text:style-name="P24">Requires a character in the driver's seat location – each Vehicle Action costs one of the actions of the driver to perform</text:p>
      <text:p text:style-name="P9"/>
      <text:p text:style-name="P9">Drive:</text:p>
      <text:list xml:id="list34338521" text:continue-list="list990139891518740996" text:style-name="L7">
        <text:list-item>
          <text:p text:style-name="P14">Move the vehicle to another location on the Road Grid up to a maximum number of spaces equal to the combined SPEED stats of the current driver and the vehicle</text:p>
        </text:list-item>
        <text:list-item>
          <text:p text:style-name="P14">The vehicle cannot move through any spaces occupied by other vehicles</text:p>
        </text:list-item>
        <text:list-item>
          <text:p text:style-name="P14">The vehicle can only move in the cardinal directions on the Road Grid, not diagonally</text:p>
        </text:list-item>
      </text:list>
      <text:p text:style-name="P13"/>
      <text:p text:style-name="P9">Shake:</text:p>
      <text:list xml:id="list4321001428909864977" text:style-name="L13">
        <text:list-item>
          <text:p text:style-name="P17"/>
        </text:list-item>
      </text:list>
      <text:p text:style-name="P13"/>
      <text:p text:style-name="P9">Ram:</text:p>
      <text:list xml:id="list4155348833738864278" text:style-name="L14">
        <text:list-item>
          <text:p text:style-name="P12"><text:span text:style-name="T2"/></text:p>
        </text:list-item>
      </text:list>
      <text:p text:style-name="P9"><text:span text:style-name="T2"/></text:p>
      <text:p text:style-name="P13"/>
      <text:p text:style-name="P28">Types of Rolls/Actions Involving Dice</text:p>
      <text:p text:style-name="P9"/>
      <text:p text:style-name="P9">No dice/stats:</text:p>
      <text:list xml:id="list7893504246618648727" text:style-name="L18">
        <text:list-item>
          <text:p text:style-name="P19">Brace</text:p>
        </text:list-item>
        <text:list-item>
          <text:p text:style-name="P19">Leap</text:p>
        </text:list-item>
      </text:list>
      <text:p text:style-name="P9"><text:s/></text:p>
      <text:p text:style-name="P9">Safe (just use number of dice, no rolling required):</text:p>
      <text:list xml:id="list682721969352521826" text:style-name="L16">
        <text:list-item>
          <text:p text:style-name="P18">Character move</text:p>
        </text:list-item>
        <text:list-item>
          <text:p text:style-name="P18">Vehicle drive</text:p>
        </text:list-item>
        <text:list-item>
          <text:p text:style-name="P18">Repair</text:p>
        </text:list-item>
      </text:list>
      <text:p text:style-name="P13"/>
      <text:p text:style-name="P9">Inhibited (if enemy char is adjacent to player char while performing a typically 'safe' action, roll stat dice and use total succcesses as result instead):</text:p>
      <text:list xml:id="list6954033139149036083" text:style-name="L19">
        <text:list-item>
          <text:p text:style-name="P20">Character move</text:p>
        </text:list-item>
        <text:list-item>
          <text:p text:style-name="P20">Vehicle drive</text:p>
        </text:list-item>
        <text:list-item>
          <text:p text:style-name="P20">Repair</text:p>
        </text:list-item>
      </text:list>
      <text:p text:style-name="P13"/>
      <text:p text:style-name="P9">Contest (roll two dice pools of opposing characters/vehicles against each other and winner gets result they want – in ties, action initiator always wins):</text:p>
      <text:list xml:id="list2866533802220959198" text:style-name="L20">
        <text:list-item>
          <text:p text:style-name="P21">Attack (char BRAWL vs BRAWL) (if aggressor wins, loser takes agg Brawl stat as damage – else it misses)</text:p>
        </text:list-item>
        <text:list-item>
          <text:p text:style-name="P21">Shove (char BRAWL vs BRAWL) (if aggressor wins, loser gets pushed – else they stay where they are)</text:p>
        </text:list-item>
        <text:list-item>
          <text:p text:style-name="P21">Shake (char + vehicle SPEED vs char SPEED) (if aggressor (car) wins, loser falls off vehicle – else they stay where they are)</text:p>
        </text:list-item>
        <text:list-item>
          <text:p text:style-name="P21">Ram (vehicle WEIGHT vs WEIGHT) (if aggressor wins, other vehicle gets pushed)</text:p>
        </text:list-item>
        <text:list-item>
          <text:p text:style-name="P21">Fire ranged weapon (char/vehicle TECH vs enemy char/vehicle TECH) (if aggressor wins, target takes weapon damage)</text:p>
        </text:list-item>
      </text:list>
      <text:p text:style-name="P9"/>
      <text:p text:style-name="P9"/>
      <text:p text:style-name="P28">Battle #2 Notes</text:p>
      <text:p text:style-name="P13"/>
      <text:list xml:id="list8820840240450371161" text:style-name="L23">
        <text:list-item>
          <text:p text:style-name="P23">Mounting a weapon gives character the EXPOSED status</text:p>
        </text:list-item>
        <text:list-item>
          <text:p text:style-name="P23">Can only fire ranged weapons at vehicles or EXPOSED characters </text:p>
        </text:list-item>
        <text:list-item>
          <text:p text:style-name="P23">Can't fire at the vehicle the weapon is mounted on or any inhabiting characters</text:p>
        </text:list-item>
        <text:list-item>
          <text:p text:style-name="P23">Along with SPEED, the driver also adds their WEIGHT and TECH stat to that of their vehicle during rolls/stat checks</text:p>
        </text:list-item>
        <text:list-item>
          <text:p text:style-name="P23">Can you drive to the victory zone and win if you have enemy characters in your vehicles still? Or have to get rid of them first?</text:p>
        </text:list-item>
        <text:list-item>
          <text:p text:style-name="P23">Can Shove/Ram chars/vehicles on your own team without it being contested in order to reposition them at the cost of another char's action</text:p>
          <text:list>
            <text:list-item>
              <text:p text:style-name="P23">Can shoot another vehicle without rolling if it's driven by one of your characters</text:p>
            </text:list-item>
          </text:list>
        </text:list-item>
        <text:list-item>
          <text:p text:style-name="P23">Successful Ram pushes defending vehicle in the cardinal direction it was being rammed towards (e.g. Car 1 ramming left pushes Car 2 left) </text:p>
        </text:list-item>
        <text:list-item>
          <text:p text:style-name="P23">If a car gets rammed, everyone who was BRACED loses that status</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8M55S</meta:editing-duration>
    <meta:editing-cycles>31</meta:editing-cycles>
    <meta:generator>OpenOffice/4.1.12$Win32 OpenOffice.org_project/4112m1$Build-9809</meta:generator>
    <dc:date>2024-06-23T14:07:12.75</dc:date>
    <dc:creator>Chris Murphy</dc:creator>
    <meta:document-statistic meta:table-count="0" meta:image-count="0" meta:object-count="0" meta:page-count="6" meta:paragraph-count="91" meta:word-count="1288" meta:character-count="7022"/>
    <meta:user-defined meta:name="Info 1"/>
    <meta:user-defined meta:name="Info 2"/>
    <meta:user-defined meta:name="Info 3"/>
    <meta:user-defined meta:name="Info 4"/>
  </office:meta>
</office:document-meta>
</file>